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office:value-type="string">
            <text:p>Results Panel</text:p>
          </table:table-cell>
          <table:table-cell table:style-name="ce1" office:value-type="string">
            <text:p>Results Panel Notes</text:p>
          </table:table-cell>
          <table:table-cell office:value-type="string">
            <text:p>Other notes</text:p>
          </table:table-cell>
          <table:table-cell table:number-columns-repeated="249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255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4"/>
          <table:table-cell office:value-type="string">
            <text:p>Add panel passed, Status panel passed</text:p>
          </table:table-cell>
          <table:table-cell table:number-columns-repeated="250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need to fix for copy to url to get login for url rather than working copy</text:p>
          </table:table-cell>
          <table:table-cell table:number-columns-repeated="249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2">
          <table:table-cell office:value-type="string">
            <text:p>export</text:p>
          </table:table-cell>
          <table:table-cell table:number-columns-repeated="2"/>
          <table:table-cell table:style-name="ce3" office:value-type="string">
            <text:p>FAIL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PV passed with multiple files selected</text:p>
          </table:table-cell>
          <table:table-cell table:number-columns-repeated="249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FAIL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255"/>
        </table:table-row>
        <table:table-row table:style-name="ro1">
          <table:table-cell office:value-type="string">
            <text:p>property</text:p>
          </table:table-cell>
          <table:table-cell table:number-columns-repeated="255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02/23/2009</text:date>, <text:time>07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2-20T08:52:29</dc:date>
    <meta:editing-cycles>12</meta:editing-cycles>
    <meta:editing-duration>PT3H18M29S</meta:editing-duration>
    <meta:user-defined meta:name="Info 1"/>
    <meta:user-defined meta:name="Info 2"/>
    <meta:user-defined meta:name="Info 3"/>
    <meta:user-defined meta:name="Info 4"/>
    <meta:document-statistic meta:table-count="3" meta:cell-count="95"/>
  </office:meta>
</office:document-meta>
</file>